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10AB00000C80823F31484207CE2F.png" manifest:media-type="image/png"/>
  <manifest:file-entry manifest:full-path="Pictures/10000000000010AB00000C807D81101BBF1D9E4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yriad Pro" svg:font-family="'Myriad Pro'"/>
    <style:font-face style:name="Myriad Pro1" svg:font-family="'Myriad Pro'" style:font-pitch="variable"/>
    <style:font-face style:name="Myriad Pro2" svg:font-family="'Myriad Pro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UL_20_-_20_úvodní_20_snímek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UL_20_-_20_úvodní_20_snímek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UL_20_-_20_úvodní_20_sníme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TUL_20_-_20_úvodní_20_sníme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UL_20_-_20_text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UL_20_-_20_tex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UL_20_-_20_tex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yriad Pro" fo:font-size="32pt" fo:letter-spacing="normal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yriad Pro" fo:font-size="32pt" fo:letter-spacing="normal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 fo:hyphenate="false"/>
    </style:style>
    <style:style style:name="P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Myriad Pro" fo:font-size="40pt" fo:letter-spacing="normal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 fo:hyphenate="false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margin-left="0.953cm" fo:margin-right="0cm" fo:margin-top="0.198cm" fo:margin-bottom="0cm" fo:line-height="100%" fo:text-align="start" fo:text-indent="-0.953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yriad Pro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cs" fo:country="CZ" fo:font-style="normal" style:text-underline-style="none" fo:font-weight="normal" fo:background-color="transparent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Myriad Pro2" fo:font-size="9pt" fo:letter-spacing="normal" fo:language="cs" fo:country="CZ" fo:font-style="normal" style:text-underline-style="none" fo:font-weight="bold" fo:background-color="transparent" style:font-size-asian="9pt" style:font-style-asian="normal" style:font-weight-asian="bold" style:font-name-complex="Arial1" style:font-size-complex="9pt" style:font-style-complex="normal" style:font-weight-complex="bold"/>
    </style:style>
    <style:style style:name="T3" style:family="text">
      <style:text-properties fo:font-variant="normal" fo:text-transform="none" fo:color="#808080" loext:opacity="100%" style:text-line-through-style="none" style:text-line-through-type="none" style:text-position="0% 100%" style:font-name="Myriad Pro2" fo:font-size="9pt" fo:letter-spacing="normal" fo:language="cs" fo:country="CZ" fo:font-style="normal" style:text-underline-style="none" fo:font-weight="bold" fo:background-color="transparent" style:font-size-asian="9pt" style:font-style-asian="normal" style:font-weight-asian="bold" style:font-name-complex="Arial1" style:font-size-complex="9pt" style:font-style-complex="normal" style:font-weight-complex="bold"/>
    </style:style>
    <style:style style:name="T4" style:family="text">
      <style:text-properties fo:font-variant="normal" fo:text-transform="none" fo:color="#808080" loext:opacity="100%" style:text-line-through-style="none" style:text-line-through-type="none" style:text-position="0% 100%" style:font-name="Myriad Pro2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name-complex="Arial1" style:font-size-complex="9pt" style:font-style-complex="normal" style:font-weight-complex="bold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UL_20_-_20_úvodní_20_snímek" presentation:presentation-page-layout-name="AL1T0">
        <draw:frame draw:name="Podnadpis 4" presentation:style-name="pr1" draw:text-style-name="P2" draw:layer="layout" svg:width="22.004cm" svg:height="1.729cm" svg:x="1.698cm" svg:y="10.795cm" presentation:class="subtitle" presentation:user-transformed="true">
          <draw:text-box>
            <text:p text:style-name="P1">Představení bakalářské práce</text:p>
          </draw:text-box>
        </draw:frame>
        <draw:frame draw:name="Nadpis 3" presentation:style-name="pr2" draw:text-style-name="P3" draw:layer="layout" svg:width="22.004cm" svg:height="3.174cm" svg:x="1.698cm" svg:y="6.325cm" presentation:class="title" presentation:placeholder="true" presentation:user-transformed="true">
          <draw:text-box/>
        </draw:frame>
        <presentation:notes draw:style-name="dp2">
          <draw:page-thumbnail draw:name="Zástupný symbol pro obrázek snímku 1" draw:style-name="gr1" draw:layer="layout" svg:width="12.699cm" svg:height="9.524cm" svg:x="3.175cm" svg:y="1.905cm" draw:page-number="1" presentation:class="page"/>
          <draw:frame draw:name="Zástupný symbol pro poznámky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Zástupný symbol pro číslo snímku 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1"><text:page-number>&lt;číslo&gt;</text:page-number></text:span></text:p>
            </draw:text-box>
          </draw:frame>
        </presentation:notes>
      </draw:page>
      <draw:page draw:name="page2" draw:style-name="dp3" draw:master-page-name="TUL_20_-_20_text">
        <draw:custom-shape draw:name="TextovéPole 1" draw:style-name="gr2" draw:text-style-name="P8" draw:layer="layout" svg:width="21.404cm" svg:height="0.632cm" svg:x="1.301cm" svg:y="17.926cm">
          <text:p text:style-name="P7"><text:span text:style-name="T2">NÁZEV PREZENTACE</text:span><text:span text:style-name="T3"> </text:span><text:span text:style-name="T4">|</text:span><text:span text:style-name="T3"> </text:span><text:span text:style-name="T2">D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Nadpis 8" presentation:style-name="pr5" draw:text-style-name="P3" draw:layer="layout" svg:width="22.401cm" svg:height="1.999cm" svg:x="1.499cm" svg:y="2.524cm" presentation:class="title" presentation:placeholder="true" presentation:user-transformed="true">
          <draw:text-box/>
        </draw:frame>
        <draw:frame draw:name="Zástupný symbol pro obsah 9" presentation:style-name="pr6" draw:text-style-name="P9" draw:layer="layout" svg:width="22.4cm" svg:height="12.201cm" svg:x="1.499cm" svg:y="5.125cm" presentation:class="outline" presentation:placeholder="true" presentation:user-transformed="true">
          <draw:text-box/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yriad Pro" svg:font-family="'Myriad Pro'"/>
    <style:font-face style:name="Myriad Pro1" svg:font-family="'Myriad Pro'" style:font-pitch="variable"/>
    <style:font-face style:name="Myriad Pro2" svg:font-family="'Myriad Pro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fill-image draw:name="msFillBitmap_20_1" draw:display-name="msFillBitmap 1" xlink:href="Pictures/10000000000010AB00000C807D81101BBF1D9E41.png" xlink:type="simple" xlink:show="embed" xlink:actuate="onLoad"/>
    <draw:fill-image draw:name="msFillBitmap_20_2" draw:display-name="msFillBitmap 2" xlink:href="Pictures/10000000000010AB00000C80823F31484207CE2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UL_20_-_20_úvodní_20_snímek-background" style:display-name="TUL - úvodní snímek-background" style:family="presentation">
      <style:graphic-properties draw:stroke="none" draw:fill="solid" draw:fill-color="#ffffff"/>
      <style:text-properties style:letter-kerning="true"/>
    </style:style>
    <style:style style:name="TUL_20_-_20_úvodní_20_snímek-backgroundobjects" style:display-name="TUL - úvodní sním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UL_20_-_20_úvodní_20_snímek-notes" style:display-name="TUL - úvodní sníme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L_20_-_20_úvodní_20_snímek-outline1" style:display-name="TUL - úvodní snímek-outline1" style:family="presentation">
      <style:graphic-properties draw:stroke="none" draw:fill="none" draw:auto-grow-height="false" draw:fit-to-size="false" style:shrink-to-fit="true">
        <text:list-style style:name="TUL_20_-_20_úvodní_20_snímek-outline1" style:display-name="TUL - úvodní sníme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Myriad Pro" fo:font-family="'Myriad Pro'" fo:font-size="32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UL_20_-_20_úvodní_20_snímek-outline2" style:display-name="TUL - úvodní snímek-outline2" style:family="presentation" style:parent-style-name="TUL_20_-_20_úvodní_20_sníme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yriad Pro" fo:font-family="'Myriad Pro'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TUL_20_-_20_úvodní_20_snímek-outline3" style:display-name="TUL - úvodní snímek-outline3" style:family="presentation" style:parent-style-name="TUL_20_-_20_úvodní_20_sníme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yriad Pro" fo:font-family="'Myriad Pro'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UL_20_-_20_úvodní_20_snímek-outline4" style:display-name="TUL - úvodní snímek-outline4" style:family="presentation" style:parent-style-name="TUL_20_-_20_úvodní_20_sníme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yriad Pro" fo:font-family="'Myriad Pro'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UL_20_-_20_úvodní_20_snímek-outline5" style:display-name="TUL - úvodní snímek-outline5" style:family="presentation" style:parent-style-name="TUL_20_-_20_úvodní_20_snímek-outline4">
      <style:paragraph-properties fo:margin-top="0.1cm" fo:margin-bottom="0cm"/>
      <style:text-properties fo:font-size="20pt" style:font-size-asian="20pt" style:font-size-complex="20pt"/>
    </style:style>
    <style:style style:name="TUL_20_-_20_úvodní_20_snímek-outline6" style:display-name="TUL - úvodní snímek-outline6" style:family="presentation" style:parent-style-name="TUL_20_-_20_úvodní_20_snímek-outline5">
      <style:paragraph-properties fo:margin-top="0.1cm" fo:margin-bottom="0cm"/>
      <style:text-properties fo:font-size="20pt" style:font-size-asian="20pt" style:font-size-complex="20pt"/>
    </style:style>
    <style:style style:name="TUL_20_-_20_úvodní_20_snímek-outline7" style:display-name="TUL - úvodní snímek-outline7" style:family="presentation" style:parent-style-name="TUL_20_-_20_úvodní_20_snímek-outline6">
      <style:paragraph-properties fo:margin-top="0.1cm" fo:margin-bottom="0cm"/>
      <style:text-properties fo:font-size="20pt" style:font-size-asian="20pt" style:font-size-complex="20pt"/>
    </style:style>
    <style:style style:name="TUL_20_-_20_úvodní_20_snímek-outline8" style:display-name="TUL - úvodní snímek-outline8" style:family="presentation" style:parent-style-name="TUL_20_-_20_úvodní_20_snímek-outline7">
      <style:paragraph-properties fo:margin-top="0.1cm" fo:margin-bottom="0cm"/>
      <style:text-properties fo:font-size="20pt" style:font-size-asian="20pt" style:font-size-complex="20pt"/>
    </style:style>
    <style:style style:name="TUL_20_-_20_úvodní_20_snímek-outline9" style:display-name="TUL - úvodní snímek-outline9" style:family="presentation" style:parent-style-name="TUL_20_-_20_úvodní_20_snímek-outline8">
      <style:paragraph-properties fo:margin-top="0.1cm" fo:margin-bottom="0cm"/>
      <style:text-properties fo:font-size="20pt" style:font-size-asian="20pt" style:font-size-complex="20pt"/>
    </style:style>
    <style:style style:name="TUL_20_-_20_úvodní_20_snímek-subtitle" style:display-name="TUL - úvodní snímek-subtitle" style:family="presentation">
      <style:graphic-properties draw:stroke="none" draw:fill="none" draw:textarea-vertical-align="middle">
        <text:list-style style:name="TUL_20_-_20_úvodní_20_snímek-subtitle" style:display-name="TUL - úvodní sníme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L_20_-_20_úvodní_20_snímek-title" style:display-name="TUL - úvodní snímek-title" style:family="presentation">
      <style:graphic-properties draw:stroke="none" draw:fill="none" draw:textarea-vertical-align="middle">
        <text:list-style style:name="TUL_20_-_20_úvodní_20_snímek-title" style:display-name="TUL - úvodní sníme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1" style:font-family-complex="Arial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TUL_20_-_20_text-background" style:display-name="TUL - text-background" style:family="presentation">
      <style:graphic-properties draw:stroke="none" draw:fill="solid" draw:fill-color="#ffffff"/>
      <style:text-properties style:letter-kerning="true"/>
    </style:style>
    <style:style style:name="TUL_20_-_20_text-backgroundobjects" style:display-name="TUL -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UL_20_-_20_text-notes" style:display-name="TUL -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L_20_-_20_text-outline1" style:display-name="TUL - text-outline1" style:family="presentation">
      <style:graphic-properties draw:stroke="none" draw:fill="none" draw:auto-grow-height="false" draw:fit-to-size="false" style:shrink-to-fit="true">
        <text:list-style style:name="TUL_20_-_20_text-outline1" style:display-name="TUL -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Myriad Pro" fo:font-family="'Myriad Pro'" fo:font-size="32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UL_20_-_20_text-outline2" style:display-name="TUL - text-outline2" style:family="presentation" style:parent-style-name="TUL_20_-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yriad Pro" fo:font-family="'Myriad Pro'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TUL_20_-_20_text-outline3" style:display-name="TUL - text-outline3" style:family="presentation" style:parent-style-name="TUL_20_-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yriad Pro" fo:font-family="'Myriad Pro'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UL_20_-_20_text-outline4" style:display-name="TUL - text-outline4" style:family="presentation" style:parent-style-name="TUL_20_-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yriad Pro" fo:font-family="'Myriad Pro'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UL_20_-_20_text-outline5" style:display-name="TUL - text-outline5" style:family="presentation" style:parent-style-name="TUL_20_-_20_text-outline4">
      <style:paragraph-properties fo:margin-top="0.1cm" fo:margin-bottom="0cm"/>
      <style:text-properties fo:font-size="20pt" style:font-size-asian="20pt" style:font-size-complex="20pt"/>
    </style:style>
    <style:style style:name="TUL_20_-_20_text-outline6" style:display-name="TUL - text-outline6" style:family="presentation" style:parent-style-name="TUL_20_-_20_text-outline5">
      <style:paragraph-properties fo:margin-top="0.1cm" fo:margin-bottom="0cm"/>
      <style:text-properties fo:font-size="20pt" style:font-size-asian="20pt" style:font-size-complex="20pt"/>
    </style:style>
    <style:style style:name="TUL_20_-_20_text-outline7" style:display-name="TUL - text-outline7" style:family="presentation" style:parent-style-name="TUL_20_-_20_text-outline6">
      <style:paragraph-properties fo:margin-top="0.1cm" fo:margin-bottom="0cm"/>
      <style:text-properties fo:font-size="20pt" style:font-size-asian="20pt" style:font-size-complex="20pt"/>
    </style:style>
    <style:style style:name="TUL_20_-_20_text-outline8" style:display-name="TUL - text-outline8" style:family="presentation" style:parent-style-name="TUL_20_-_20_text-outline7">
      <style:paragraph-properties fo:margin-top="0.1cm" fo:margin-bottom="0cm"/>
      <style:text-properties fo:font-size="20pt" style:font-size-asian="20pt" style:font-size-complex="20pt"/>
    </style:style>
    <style:style style:name="TUL_20_-_20_text-outline9" style:display-name="TUL - text-outline9" style:family="presentation" style:parent-style-name="TUL_20_-_20_text-outline8">
      <style:paragraph-properties fo:margin-top="0.1cm" fo:margin-bottom="0cm"/>
      <style:text-properties fo:font-size="20pt" style:font-size-asian="20pt" style:font-size-complex="20pt"/>
    </style:style>
    <style:style style:name="TUL_20_-_20_text-subtitle" style:display-name="TUL - text-subtitle" style:family="presentation">
      <style:graphic-properties draw:stroke="none" draw:fill="none" draw:textarea-vertical-align="middle">
        <text:list-style style:name="TUL_20_-_20_text-subtitle" style:display-name="TUL -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L_20_-_20_text-title" style:display-name="TUL - text-title" style:family="presentation">
      <style:graphic-properties draw:stroke="none" draw:fill="none" draw:textarea-vertical-align="middle">
        <text:list-style style:name="TUL_20_-_20_text-title" style:display-name="TUL -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1" style:font-family-complex="Arial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UL_20_-_20_úvodní_20_snímek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UL_20_-_20_úvodní_20_sníme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UL_20_-_20_úvodní_20_sníme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UL_20_-_20_tex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UL_20_-_20_text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UL_20_-_20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UL_20_-_20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7" style:family="paragraph">
      <style:paragraph-properties fo:margin-left="0.953cm" fo:margin-right="0cm" fo:margin-top="0.198cm" fo:margin-bottom="0cm" fo:line-height="100%" fo:text-align="start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Myriad Pro" fo:font-size="40pt" fo:letter-spacing="normal" fo:language="cs" fo:country="CZ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Myriad Pro" fo:font-size="28pt" fo:letter-spacing="normal" fo:language="cs" fo:country="CZ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TUL_20_-_20_úvodní_20_snímek" style:display-name="TUL - úvodní snímek" style:page-layout-name="PM1" draw:style-name="Mdp1">
      <draw:frame draw:name="Nadpis 6" presentation:style-name="Mpr1" draw:text-style-name="MP6" draw:layer="backgroundobjects" svg:width="22.004cm" svg:height="3.174cm" svg:x="1.698cm" svg:y="6.325cm" presentation:class="title" presentation:user-transformed="true">
        <draw:text-box>
          <text:p text:style-name="MP5"><text:span text:style-name="MT2">Klepnutím vložíte název prezentace</text:span></text:p>
        </draw:text-box>
      </draw:frame>
      <draw:frame presentation:style-name="TUL_20_-_20_úvodní_20_sníme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UL_20_-_20_úvodní_20_snímek-title" draw:layer="backgroundobjects" svg:width="19.798cm" svg:height="11.136cm" svg:x="0.6cm" svg:y="2.257cm" presentation:class="page"/>
        <draw:frame presentation:style-name="TUL_20_-_20_úvodní_20_sníme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TUL_20_-_20_text" style:display-name="TUL - text" style:page-layout-name="PM1" draw:style-name="Mdp1">
      <draw:frame draw:name="Nadpis 6" presentation:style-name="Mpr4" draw:text-style-name="MP6" draw:layer="backgroundobjects" svg:width="22.401cm" svg:height="1.999cm" svg:x="1.499cm" svg:y="2.524cm" presentation:class="title" presentation:user-transformed="true">
        <draw:text-box>
          <text:p text:style-name="MP5"><text:span text:style-name="MT2">Klepnutím vložíte nadpis</text:span></text:p>
        </draw:text-box>
      </draw:frame>
      <draw:frame draw:name="Zástupný symbol pro obsah 10" presentation:style-name="Mpr5" draw:text-style-name="MP8" draw:layer="backgroundobjects" svg:width="22.4cm" svg:height="12.201cm" svg:x="1.499cm" svg:y="5.125cm" presentation:class="outline" presentation:user-transformed="true">
        <draw:text-box>
          <text:list text:style-name="ML3">
            <text:list-item>
              <text:p text:style-name="MP7"><text:span text:style-name="MT3">Klepnutím vložíte text</text:span></text:p>
            </text:list-item>
          </text:list>
        </draw:text-box>
      </draw:frame>
      <presentation:notes style:page-layout-name="PM2">
        <draw:page-thumbnail presentation:style-name="TUL_20_-_20_text-title" draw:layer="backgroundobjects" svg:width="12.699cm" svg:height="9.524cm" svg:x="3.175cm" svg:y="1.93cm" presentation:class="page"/>
        <draw:frame presentation:style-name="TUL_20_-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Snímek 1</dc:title>
    <meta:keyword>TUL</meta:keyword>
    <meta:editing-cycles>8</meta:editing-cycles>
    <meta:creation-date>2022-06-01T20:29:57.687256205</meta:creation-date>
    <dc:date>2023-03-07T19:51:56.237767513</dc:date>
    <meta:editing-duration>PT50M25S</meta:editing-duration>
    <meta:generator>LibreOffice/7.3.7.2$Linux_X86_64 LibreOffice_project/30$Build-2</meta:generator>
    <meta:document-statistic meta:object-count="36"/>
    <meta:user-defined meta:name="AppVersion">12.0000</meta:user-defined>
    <meta:user-defined meta:name="Company">TUL</meta:user-defined>
    <meta:user-defined meta:name="Notes" meta:value-type="float">1</meta:user-defined>
    <meta:user-defined meta:name="PresentationFormat">Předvádění na obrazovce (4:3)</meta:user-defined>
    <meta:user-defined meta:name="Slides" meta:value-type="float">2</meta:user-defined>
  </office:meta>
</office:document-meta>
</file>